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580" officeooo:paragraph-rsid="001c7580"/>
    </style:style>
    <style:style style:name="P2" style:family="paragraph" style:parent-style-name="Standard">
      <style:text-properties officeooo:rsid="001f809a" officeooo:paragraph-rsid="001f809a"/>
    </style:style>
    <style:style style:name="P3" style:family="paragraph" style:parent-style-name="Standard">
      <style:text-properties officeooo:rsid="00276527" officeooo:paragraph-rsid="00276527"/>
    </style:style>
    <style:style style:name="P4" style:family="paragraph" style:parent-style-name="Standard">
      <style:text-properties officeooo:rsid="0029eab8" officeooo:paragraph-rsid="0029ea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microchip revolution </text:p>
      <text:p text:style-name="P1"/>
      <text:p text:style-name="P1">The microchip revolution is based on size and cost.</text:p>
      <text:p text:style-name="P1"/>
      <text:p text:style-name="P2">Microchips give us computing power in a tiny space. As the cost microchips continues to fail, it becomes economically worthwhile to use then in more and more ways.</text:p>
      <text:p text:style-name="P2"/>
      <text:p text:style-name="P2">We have to accept the microchip or face the alternative of opting out of the free world market. </text:p>
      <text:p text:style-name="P2"/>
      <text:p text:style-name="P2"/>
      <text:p text:style-name="P3">Tradução:</text:p>
      <text:p text:style-name="P3">A revolução dos microchips está baseada em tamanho e custo.</text:p>
      <text:p text:style-name="P4">Os microchips nos dão um poder computacional em espaço minuscúlo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7T00:29:06.693127205</meta:creation-date>
    <meta:generator>LibreOffice/6.4.7.2$Linux_X86_64 LibreOffice_project/40$Build-2</meta:generator>
    <dc:date>2024-04-17T00:40:04.292413864</dc:date>
    <meta:editing-duration>PT10M56S</meta:editing-duration>
    <meta:editing-cycles>4</meta:editing-cycles>
    <meta:document-statistic meta:table-count="0" meta:image-count="0" meta:object-count="0" meta:page-count="1" meta:paragraph-count="7" meta:word-count="79" meta:character-count="468" meta:non-whitespace-character-count="393"/>
  </office:meta>
</office:document-meta>
</file>